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8.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ll-excep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rint-call-chain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api.scm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.scm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comment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_records.scm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not relev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_records.scm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not relev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.scm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low</text:p>
          </table:table-cell>
          <table:table-cell office:value-type="string" calcext:value-type="string">
            <text:p>setenv</text:p>
          </table:table-cell>
        </table:table-row>
        <table:table-row table:style-name="ro1">
          <table:table-cell office:value-type="string" calcext:value-type="string">
            <text:p>common.scm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nested handler to process encoded strings</text:p>
          </table:table-cell>
        </table:table-row>
        <table:table-row table:style-name="ro1">
          <table:table-cell office:value-type="string" calcext:value-type="string">
            <text:p>common.scm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2">
          <table:table-cell office:value-type="string" calcext:value-type="string">
            <text:p>configf.scm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process line in config</text:p>
          </table:table-cell>
        </table:table-row>
        <table:table-row table:style-name="ro2">
          <table:table-cell office:value-type="string" calcext:value-type="string">
            <text:p>dashboard.scm</text:p>
          </table:table-cell>
          <table:table-cell office:value-type="float" office:value="1461" calcext:value-type="float">
            <text:p>146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can't access db for timestamp</text:p>
          </table:table-cell>
        </table:table-row>
        <table:table-row table:style-name="ro1">
          <table:table-cell office:value-type="string" calcext:value-type="string">
            <text:p>dashboard-tests.scm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string" calcext:value-type="string">
            <text:p>de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hare.scm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string" calcext:value-type="string">
            <text:p>de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hare.scm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de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.scm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.scm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.scm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<text:a xlink:href="db:dbfile-path" xlink:type="simple">db:dbfile-path</text:a></text:p>
          </table:table-cell>
        </table:table-row>
        <table:table-row table:style-name="ro1">
          <table:table-cell office:value-type="string" calcext:value-type="string">
            <text:p>db.sc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recursive call with count</text:p>
          </table:table-cell>
        </table:table-row>
        <table:table-row table:style-name="ro1">
          <table:table-cell office:value-type="string" calcext:value-type="string">
            <text:p>db.scm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string" calcext:value-type="string">
            <text:p>comment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.scm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ecursive call with message and exit</text:p>
          </table:table-cell>
        </table:table-row>
        <table:table-row table:style-name="ro2">
          <table:table-cell office:value-type="string" calcext:value-type="string">
            <text:p>db.scm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db:sync-tables" xlink:type="simple">db:sync-tables</text:a></text:p>
          </table:table-cell>
        </table:table-row>
        <table:table-row table:style-name="ro1">
          <table:table-cell office:value-type="string" calcext:value-type="string">
            <text:p>db.scm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-run-close – not used?</text:p>
          </table:table-cell>
        </table:table-row>
        <table:table-row table:style-name="ro1">
          <table:table-cell office:value-type="string" calcext:value-type="string">
            <text:p>db.scm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recursive call with count</text:p>
          </table:table-cell>
        </table:table-row>
        <table:table-row table:style-name="ro2">
          <table:table-cell office:value-type="string" calcext:value-type="string">
            <text:p>http-transport.scm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-transport.scm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comment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-transport.scm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string" calcext:value-type="string">
            <text:p>comment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-transport.sc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http-transport.scm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sur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launch.scm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launch.scm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unsure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aunch.scm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aunch.scm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aunch.scm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aunch.scm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aunch.scm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aunch.scm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launch.scm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aunch.scm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aunch.scm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ock-queue.scm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lock-queue.sc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ock-queue.sc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ock-queue.sc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ock-queue.scm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recursive call with count</text:p>
          </table:table-cell>
        </table:table-row>
        <table:table-row table:style-name="ro1">
          <table:table-cell office:value-type="string" calcext:value-type="string">
            <text:p>lock-queue.scm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nested handler for locks</text:p>
          </table:table-cell>
        </table:table-row>
        <table:table-row table:style-name="ro1">
          <table:table-cell office:value-type="string" calcext:value-type="string">
            <text:p>lock-queue.scm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lock-queue.scm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2">
          <table:table-cell office:value-type="string" calcext:value-type="string">
            <text:p>megatest.scm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ever used</text:p>
          </table:table-cell>
        </table:table-row>
        <table:table-row table:style-name="ro1">
          <table:table-cell office:value-type="string" calcext:value-type="string">
            <text:p>megatest.scm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List-runs</text:p>
          </table:table-cell>
        </table:table-row>
        <table:table-row table:style-name="ro1">
          <table:table-cell office:value-type="string" calcext:value-type="string">
            <text:p>nmsg-transport.scm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string" calcext:value-type="string">
            <text:p>not relev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sg-transport.scm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office:value-type="string" calcext:value-type="string">
            <text:p>not relev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logger.sc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2">
          <table:table-cell office:value-type="string" calcext:value-type="string">
            <text:p>portlogger.scm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2">
          <table:table-cell office:value-type="string" calcext:value-type="string">
            <text:p>portlogger.scm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2">
          <table:table-cell office:value-type="string" calcext:value-type="string">
            <text:p>portlogger.scm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process.scm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.scm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.scm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t.scm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t.scm</text:p>
          </table:table-cell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c-transport.scm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c-transport.scm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c-transport.scm</text:p>
          </table:table-cell>
          <table:table-cell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c-transport.scm</text:p>
          </table:table-cell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s.scm</text:p>
          </table:table-cell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s.scm</text:p>
          </table:table-cell>
          <table:table-cell office:value-type="float" office:value="414" calcext:value-type="float">
            <text:p>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s.scm</text:p>
          </table:table-cell>
          <table:table-cell office:value-type="float" office:value="1674" calcext:value-type="float">
            <text:p>1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s.scm</text:p>
          </table:table-cell>
          <table:table-cell office:value-type="float" office:value="1681" calcext:value-type="float">
            <text:p>1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s.scm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s.scm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s.scm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s.scm</text:p>
          </table:table-cell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s.scm</text:p>
          </table:table-cell>
          <table:table-cell office:value-type="float" office:value="705" calcext:value-type="float">
            <text:p>7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s.scm</text:p>
          </table:table-cell>
          <table:table-cell office:value-type="float" office:value="721" calcext:value-type="float">
            <text:p>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s.scm</text:p>
          </table:table-cell>
          <table:table-cell office:value-type="float" office:value="730" calcext:value-type="float">
            <text:p>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s.scm</text:p>
          </table:table-cell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db.scm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db.scm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s.scm</text:p>
          </table:table-cell>
          <table:table-cell office:value-type="float" office:value="817" calcext:value-type="float">
            <text:p>8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q-transport.scm</text:p>
          </table:table-cell>
          <table:table-cell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q-transport.scm</text:p>
          </table:table-cell>
          <table:table-cell office:value-type="float" office:value="404" calcext:value-type="float">
            <text:p>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q-transport.scm</text:p>
          </table:table-cell>
          <table:table-cell office:value-type="float" office:value="468" calcext:value-type="float">
            <text:p>468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all-exceptions'.A1:'all-exceptions'.G8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9:53:29.529227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42:11.430908371</dc:date>
    <meta:editing-duration>PT34M41S</meta:editing-duration>
    <meta:editing-cycles>8</meta:editing-cycles>
    <meta:generator>LibreOffice/4.4.2.2$Linux_x86 LibreOffice_project/40m0$Build-2</meta:generator>
    <meta:document-statistic meta:table-count="1" meta:cell-count="324" meta:object-count="0"/>
  </office:meta>
</office:document-meta>
</file>